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1f6e5b" officeooo:paragraph-rsid="001f6e5b"/>
    </style:style>
    <style:style style:name="P2" style:family="paragraph" style:parent-style-name="Standard">
      <style:text-properties style:font-name="aakar" fo:font-size="13pt" fo:font-weight="bold" officeooo:rsid="001f6e5b" officeooo:paragraph-rsid="001f6e5b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FreeMono" officeooo:rsid="001f6e5b" officeooo:paragraph-rsid="001f6e5b"/>
    </style:style>
    <style:style style:name="P4" style:family="paragraph" style:parent-style-name="Standard">
      <style:text-properties style:font-name="FreeMono" officeooo:rsid="0020f3e9" officeooo:paragraph-rsid="0020f3e9"/>
    </style:style>
    <style:style style:name="P5" style:family="paragraph" style:parent-style-name="Standard">
      <style:text-properties style:font-name="FreeMono" officeooo:rsid="0021aed2" officeooo:paragraph-rsid="0021aed2"/>
    </style:style>
    <style:style style:name="P6" style:family="paragraph" style:parent-style-name="Standard">
      <style:text-properties style:font-name="FreeMono" officeooo:rsid="0023d0e6" officeooo:paragraph-rsid="0023d0e6"/>
    </style:style>
    <style:style style:name="T1" style:family="text">
      <style:text-properties style:font-name="Liberation Serif"/>
    </style:style>
    <style:style style:name="T2" style:family="text">
      <style:text-properties style:font-name="Liberation Serif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f3e9"/>
    </style:style>
    <style:style style:name="T5" style:family="text">
      <style:text-properties officeooo:rsid="0023d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CHEATSHEET</text:p>
      <text:p text:style-name="P1"/>
      <text:p text:style-name="P3">Javascript è un linguaggio tipizzato DINAMICAMENTE (non devono essere dichiarati i tipi, ma si devono conoscere altrimenti non si può lavorare con le variabili). È direttamente il motore del linguaggio di programmazione che assegna il tipo alle variabili. </text:p>
      <text:p text:style-name="P3">Ci sono 7 tipi di dato.</text:p>
      <text:p text:style-name="P3">- <text:span text:style-name="T3">String</text:span>, tipo derivato da character</text:p>
      <text:p text:style-name="P3">- <text:span text:style-name="T3">Number</text:span></text:p>
      <text:p text:style-name="P3">- <text:span text:style-name="T3">Boolean</text:span></text:p>
      <text:p text:style-name="P3">- <text:span text:style-name="T3">Null</text:span>, ovvero all’interno della variabile non ci sono valori</text:p>
      <text:p text:style-name="P3">- <text:span text:style-name="T3">Undefined</text:span>, ovvero un oggetto che non è mai stato definito (non esiste)</text:p>
      <text:p text:style-name="P3">- <text:span text:style-name="T3">Symbol</text:span>, si avvicina molto alla costante, crea un oggetto che ha il valore indicato (ma questa <text:tab/>variabile non sarà mai uguale a qualcun’altra). Identifica una variabile</text:p>
      <text:p text:style-name="P3"><text:span text:style-name="T4"><text:tab/>Esempio: </text:span>Symbol('something')</text:p>
      <text:p text:style-name="P3"/>
      <text:p text:style-name="P3"/>
      <text:p text:style-name="P4">BIT = l’informazione più piccola che si può avere un’informatica</text:p>
      <text:p text:style-name="P4"/>
      <text:p text:style-name="P4">In js classe e oggetto sono concetti totalmente molto distinti. L’oggetto è una cosa a se’, non serve creare una classe e non è un’istanza di essa. Nelle prime versioni era un dizionario: { key: 'value'}</text:p>
      <text:p text:style-name="P5">Nell’oggetto <text:span text:style-name="T5">si possono anche definire le funzioni (metodi)</text:span></text:p>
      <text:p text:style-name="P4"/>
      <text:p text:style-name="P4">var user = {</text:p>
      <text:p text:style-name="P4"><text:tab/>name: "Aziz Ali",</text:p>
      <text:p text:style-name="P4"><text:tab/>yearOfBirth: 1988,</text:p>
      <text:p text:style-name="P4"><text:tab/>calculateAge: function(){</text:p>
      <text:p text:style-name="P4">/<text:tab/><text:tab/>/ some code to calculate age</text:p>
      <text:p text:style-name="P4"><text:tab/>}</text:p>
      <text:p text:style-name="P4">}</text:p>
      <text:p text:style-name="P4"/>
      <text:p text:style-name="P6">JSON = Javascript Object Notation = notazione di un singolo oggetto</text:p>
      <text:p text:style-name="P6">NOTA BENE : in generale quando l’oggetto viene istanziato da una classe, in realtà i metodi non vengono ricreati ogni vol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46:45.627070132</meta:creation-date>
    <dc:date>2022-09-28T16:32:41.806773332</dc:date>
    <meta:editing-duration>PT1H14M4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22" meta:word-count="214" meta:character-count="1309" meta:non-whitespace-character-count="1109"/>
  </office:meta>
</office:document-meta>
</file>